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HEPHERD AND HIS SHEEP (23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HEPHERD AND HIS SHEEP (23:1-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renews their strength (23:3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PSALM 23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THE SHEPHERD AND HIS SHEEP (23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THE GUIDE AND THE TRAVELER (23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UIDE AND THE TRAVELER (23:3-4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guides them along right paths (23:3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protects and comforts them (23:4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23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SHEPHERD AND HIS SHEEP (23:1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GUIDE AND THE TRAVELER (23:3-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HOST AND HIS GUESTS (23: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THE PHYSICIAN AND THE PATIENT (23: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PROPHET AND THE PROMISED (23: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3 </dc:title>
    <meta:initial-creator>David STRICKLAND</meta:initial-creator>
    <dc:creator>David STRICKLAND</dc:creator>
    <meta:creation-date>2020-02-23T23:18:36Z</meta:creation-date>
    <dc:date>2020-02-23T23:18:37Z</dc:date>
    <meta:template xlink:href="BibleStudy" xlink:type="simple"/>
    <meta:editing-cycles>1</meta:editing-cycles>
    <meta:editing-duration>PT0S</meta:editing-duration>
    <meta:document-statistic meta:paragraph-count="16" meta:word-count="113"/>
  </office:meta>
</office:document-meta>
</file>